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/>
      <table:table table:name="1Rms&amp;HeavySingel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019" table:default-cell-style-name="ce1"/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RM</text:p>
          </table:table-cell>
          <table:table-cell table:style-name="ce2"/>
          <table:table-cell table:style-name="ce5" office:value-type="string" calcext:value-type="string">
            <text:p>HS</text:p>
          </table:table-cell>
          <table:table-cell table:style-name="ce2"/>
          <table:table-cell office:value-type="string" calcext:value-type="string">
            <text:p>Rep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natch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5" table:formula="of:=0.9*[.C3]" office:value-type="float" office:value="72" calcext:value-type="float">
            <text:p>72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 &amp; J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5" table:formula="of:=0.9*[.C5]" office:value-type="float" office:value="94.5" calcext:value-type="float">
            <text:p>94.5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S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5" table:formula="of:=0.9*[.C7]" office:value-type="float" office:value="126" calcext:value-type="float">
            <text:p>126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  <table:table-cell table:formula="of:=[.E7]*0.7" office:value-type="float" office:value="88.2" calcext:value-type="float">
            <text:p>88.2</text:p>
          </table:table-cell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5" table:formula="of:=0.9*[.C8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FS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/>
          <table:table-cell table:style-name="ce5" table:formula="of:=0.9*[.C9]" office:value-type="float" office:value="121.5" calcext:value-type="float">
            <text:p>121.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5" table:formula="of:=0.9*[.C10]" office:value-type="float" office:value="0" calcext:value-type="float">
            <text:p>0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C pull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Hang Clean Knee</text:p>
          </table:table-cell>
          <table:table-cell table:style-name="ce2" table:number-columns-repeated="2"/>
          <table:table-cell table:style-name="ce5"/>
          <table:table-cell table:style-name="ce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natch</text:p>
          </table:table-cell>
          <table:table-cell table:style-name="ce2" table:number-columns-repeated="2"/>
          <table:table-cell table:style-name="ce5" table:formula="of:=[.E3]*0.9" office:value-type="float" office:value="64.8" calcext:value-type="float">
            <text:p>64.8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Snatch pull</text:p>
          </table:table-cell>
          <table:table-cell table:style-name="Default" table:number-columns-repeated="2"/>
          <table:table-cell table:style-name="ce6" office:value-type="float" office:value="100" calcext:value-type="float">
            <text:p>10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C pull</text:p>
          </table:table-cell>
          <table:table-cell table:style-name="ce2" table:number-columns-repeated="2"/>
          <table:table-cell table:style-name="ce5" office:value-type="float" office:value="120" calcext:value-type="float">
            <text:p>120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Paused BS</text:p>
          </table:table-cell>
          <table:table-cell table:style-name="ce2" table:number-columns-repeated="2"/>
          <table:table-cell table:style-name="ce5" table:formula="of:=0.7*[.C7]" office:value-type="float" office:value="98" calcext:value-type="float">
            <text:p>98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od Mornining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ke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. Tas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LUNGES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formula="of:=0.9*[.C24]" office:value-type="float" office:value="90" calcext:value-type="float">
            <text:p>9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 pull</text:p>
          </table:table-cell>
          <table:table-cell office:value-type="float" office:value="107.5" calcext:value-type="float">
            <text:p>107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S</text:p>
          </table:table-cell>
          <table:table-cell office:value-type="float" office:value="122.5" calcext:value-type="float">
            <text:p>122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`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ood Mornining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5" table:formula="of:=0.9*[.C46]" office:value-type="float" office:value="54" calcext:value-type="float">
            <text:p>54</text:p>
          </table:table-cell>
          <table:table-cell table:style-name="ce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HZ Frequenz</text:p>
          </table:table-cell>
          <table:table-cell table:style-name="ce2" office:value-type="string" calcext:value-type="string">
            <text:p>Between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and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4LastDa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019" table:default-cell-style-name="ce1"/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1RM</text:p>
          </table:table-cell>
          <table:table-cell table:style-name="ce2"/>
          <table:table-cell table:style-name="ce5" office:value-type="string" calcext:value-type="string">
            <text:p>HS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natch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5" table:formula="of:=0.9*[.C3]" office:value-type="float" office:value="72" calcext:value-type="float">
            <text:p>72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 &amp; J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5" table:formula="of:=0.9*[.C5]" office:value-type="float" office:value="94.5" calcext:value-type="float">
            <text:p>94.5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BS</text:p>
          </table:table-cell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5" table:formula="of:=0.9*[.C7]" office:value-type="float" office:value="126" calcext:value-type="float">
            <text:p>126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Good Mornining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5" table:formula="of:=0.9*[.C9]" office:value-type="float" office:value="54" calcext:value-type="float">
            <text:p>54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LUNGES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 table:formula="of:=0.9*[.C11]" office:value-type="float" office:value="90" calcext:value-type="float">
            <text:p>90</text:p>
          </table:table-cell>
          <table:table-cell table:style-name="ce2"/>
          <table:table-cell table:number-columns-repeated="1018"/>
        </table:table-row>
        <table:table-row table:style-name="ro1" table:number-rows-repeated="4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HZ Frequenz</text:p>
          </table:table-cell>
          <table:table-cell table:style-name="ce2" office:value-type="string" calcext:value-type="string">
            <text:p>Between</text:p>
          </table:table-cell>
          <table:table-cell table:style-name="ce4" office:value-type="float" office:value="120" calcext:value-type="float">
            <text:p>120</text:p>
          </table:table-cell>
          <table:table-cell table:style-name="ce2" office:value-type="string" calcext:value-type="string">
            <text:p>and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2" table:number-columns-repeated="3"/>
          <table:table-cell table:style-name="ce5"/>
          <table:table-cell table:style-name="ce2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training day" table:style-name="ta1">
        <table:table-column table:style-name="co1" table:number-columns-repeated="1024" table:default-cell-style-name="ce8"/>
        <table:table-row table:style-name="ro2" table:number-rows-repeated="2">
          <table:table-cell table:number-columns-repeated="1024"/>
        </table:table-row>
        <table:table-row table:style-name="ro2">
          <table:table-cell table:style-name="ce9"/>
          <table:table-cell table:style-name="ce9" office:value-type="string" calcext:value-type="string">
            <text:p>WEEK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bePauseDa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00/00/0000</text:date>, <text:time style:data-style-name="N2" text:time-value="09:06:48.05180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2:13:32.536088066</meta:creation-date>
    <dc:date>2020-09-22T11:09:59.134513455</dc:date>
    <meta:editing-duration>PT1H3M53S</meta:editing-duration>
    <meta:editing-cycles>3</meta:editing-cycles>
    <meta:generator>LibreOffice/5.2.7.2$Linux_X86_64 LibreOffice_project/20m0$Build-2</meta:generator>
    <meta:document-statistic meta:table-count="4" meta:cell-count="86" meta:object-count="0"/>
  </office:meta>
</office:document-meta>
</file>